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0fd064" officeooo:paragraph-rsid="000fd064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officeooo:rsid="001643f8" officeooo:paragraph-rsid="001643f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none" fo:font-weight="bold" officeooo:rsid="0032f5d0" officeooo:paragraph-rsid="0032f5d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officeooo:rsid="000c84a1" officeooo:paragraph-rsid="000c84a1"/>
    </style:style>
    <style:style style:name="P6" style:family="paragraph" style:parent-style-name="Standard">
      <style:paragraph-properties fo:text-align="start" style:justify-single-word="false"/>
      <style:text-properties fo:font-size="16pt" officeooo:rsid="000c84a1" officeooo:paragraph-rsid="00117ac0"/>
    </style:style>
    <style:style style:name="P7" style:family="paragraph" style:parent-style-name="Standard">
      <style:paragraph-properties fo:text-align="start" style:justify-single-word="false"/>
      <style:text-properties fo:font-size="16pt" officeooo:rsid="000c84a1" officeooo:paragraph-rsid="00442ab5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643f8" officeooo:paragraph-rsid="001643f8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0fd064" officeooo:paragraph-rsid="000fd064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117ac0" officeooo:paragraph-rsid="00117ac0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222a73" officeooo:paragraph-rsid="00222a73"/>
    </style:style>
    <style:style style:name="P12" style:family="paragraph" style:parent-style-name="Standard">
      <style:paragraph-properties fo:text-align="start" style:justify-single-word="false"/>
      <style:text-properties officeooo:rsid="003241a3" officeooo:paragraph-rsid="003241a3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42ab5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1a3480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18653d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6pt" officeooo:rsid="000e383c" officeooo:paragraph-rsid="00442ab5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79690" officeooo:paragraph-rsid="001a3480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18653d" officeooo:paragraph-rsid="001a348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8653d" officeooo:paragraph-rsid="0018653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9b5a5" officeooo:paragraph-rsid="00222a73" style:font-weight-asian="normal" style:font-weight-complex="normal"/>
    </style:style>
    <style:style style:name="T1" style:family="text">
      <style:text-properties officeooo:rsid="00117ac0"/>
    </style:style>
    <style:style style:name="T2" style:family="text">
      <style:text-properties officeooo:rsid="0011a2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7ac0" style:font-weight-asian="bold" style:font-weight-complex="bold"/>
    </style:style>
    <style:style style:name="T5" style:family="text">
      <style:text-properties fo:font-size="14pt" style:text-underline-style="none" fo:font-weight="normal" style:font-weight-asian="normal" style:font-weight-complex="normal"/>
    </style:style>
    <style:style style:name="T6" style:family="text">
      <style:text-properties fo:font-size="14pt" style:text-underline-style="none" fo:font-weight="normal" officeooo:rsid="001a3480" style:font-weight-asian="normal" style:font-weight-complex="normal"/>
    </style:style>
    <style:style style:name="T7" style:family="text">
      <style:text-properties fo:font-size="14pt" style:text-underline-style="none" fo:font-weight="normal" officeooo:rsid="00179690" style:font-weight-asian="normal" style:font-weight-complex="normal"/>
    </style:style>
    <style:style style:name="T8" style:family="text">
      <style:text-properties fo:font-size="14pt" style:text-underline-style="none" fo:font-weight="normal" officeooo:rsid="0018653d" style:font-weight-asian="normal" style:font-weight-complex="normal"/>
    </style:style>
    <style:style style:name="T9" style:family="text">
      <style:text-properties fo:font-size="14pt" style:text-underline-style="none" fo:font-weight="normal" officeooo:rsid="00247dd6" style:font-weight-asian="normal" style:font-weight-complex="normal"/>
    </style:style>
    <style:style style:name="T10" style:family="text">
      <style:text-properties fo:font-size="14pt" style:text-underline-style="none" fo:font-weight="normal" officeooo:rsid="0025b94f" style:font-weight-asian="normal" style:font-weight-complex="normal"/>
    </style:style>
    <style:style style:name="T11" style:family="text">
      <style:text-properties fo:font-size="14pt" style:text-underline-style="none" fo:font-weight="normal" officeooo:rsid="00282d66" style:font-weight-asian="normal" style:font-weight-complex="normal"/>
    </style:style>
    <style:style style:name="T12" style:family="text">
      <style:text-properties fo:font-size="14pt" style:text-underline-style="none" fo:font-weight="normal" officeooo:rsid="0029b5a5" style:font-weight-asian="normal" style:font-weight-complex="normal"/>
    </style:style>
    <style:style style:name="T13" style:family="text">
      <style:text-properties fo:font-size="14pt" style:text-underline-style="none" fo:font-weight="normal" officeooo:rsid="002bc73b" style:font-weight-asian="normal" style:font-weight-complex="normal"/>
    </style:style>
    <style:style style:name="T14" style:family="text">
      <style:text-properties fo:font-size="14pt" style:text-underline-style="none" fo:font-weight="normal" officeooo:rsid="002d2285" style:font-weight-asian="normal" style:font-weight-complex="normal"/>
    </style:style>
    <style:style style:name="T15" style:family="text">
      <style:text-properties fo:font-size="14pt" style:text-underline-style="none" fo:font-weight="normal" officeooo:rsid="002e4d75" style:font-weight-asian="normal" style:font-weight-complex="normal"/>
    </style:style>
    <style:style style:name="T16" style:family="text">
      <style:text-properties fo:font-size="14pt" style:text-underline-style="none" fo:font-weight="normal" officeooo:rsid="0033e65f" style:font-weight-asian="normal" style:font-weight-complex="normal"/>
    </style:style>
    <style:style style:name="T17" style:family="text">
      <style:text-properties fo:font-size="14pt" style:text-underline-style="none" fo:font-weight="normal" officeooo:rsid="003693aa" style:font-weight-asian="normal" style:font-weight-complex="normal"/>
    </style:style>
    <style:style style:name="T18" style:family="text">
      <style:text-properties fo:font-size="14pt" style:text-underline-style="none" fo:font-weight="normal" officeooo:rsid="0039e2d8" style:font-weight-asian="normal" style:font-weight-complex="normal"/>
    </style:style>
    <style:style style:name="T19" style:family="text">
      <style:text-properties fo:font-size="14pt" style:text-underline-style="none" fo:font-weight="normal" officeooo:rsid="003aa16c" style:font-weight-asian="normal" style:font-weight-complex="normal"/>
    </style:style>
    <style:style style:name="T20" style:family="text">
      <style:text-properties fo:font-size="14pt" style:text-underline-style="none" fo:font-weight="normal" officeooo:rsid="003eacfc" style:font-weight-asian="normal" style:font-weight-complex="normal"/>
    </style:style>
    <style:style style:name="T21" style:family="text">
      <style:text-properties fo:font-size="14pt" style:text-underline-style="none" fo:font-weight="normal" officeooo:rsid="003ffa04" style:font-weight-asian="normal" style:font-weight-complex="normal"/>
    </style:style>
    <style:style style:name="T22" style:family="text">
      <style:text-properties fo:font-size="14pt" style:text-underline-style="none" fo:font-weight="normal" officeooo:rsid="00424a43" style:font-weight-asian="normal" style:font-weight-complex="normal"/>
    </style:style>
    <style:style style:name="T23" style:family="text">
      <style:text-properties fo:font-size="14pt" style:text-underline-style="none" fo:font-weight="normal" officeooo:rsid="00442ab5" style:font-weight-asian="normal" style:font-weight-complex="normal"/>
    </style:style>
    <style:style style:name="T24" style:family="text">
      <style:text-properties fo:font-size="16pt" officeooo:rsid="000c84a1"/>
    </style:style>
    <style:style style:name="T25" style:family="text">
      <style:text-properties fo:font-size="16pt" officeooo:rsid="000e383c"/>
    </style:style>
    <style:style style:name="T26" style:family="text">
      <style:text-properties fo:font-size="16pt" officeooo:rsid="00442ab5"/>
    </style:style>
    <style:style style:name="T27" style:family="text">
      <style:text-properties fo:font-size="16pt" officeooo:rsid="004615f4"/>
    </style:style>
    <style:style style:name="T28" style:family="text">
      <style:text-properties fo:font-size="16pt" officeooo:rsid="00465d9f"/>
    </style:style>
    <style:style style:name="T29" style:family="text">
      <style:text-properties fo:font-size="16pt" officeooo:rsid="0046865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Universidad Nacional de Lanús</text:p>
      <text:p text:style-name="P5">Ingreso 2023</text:p>
      <text:p text:style-name="P5"><text:span text:style-name="T4">Asignatura</text:span><text:span text:style-name="T1">: </text:span>Taller de vida universitaria</text:p>
      <text:p text:style-name="P6"><text:span text:style-name="T3">Turno</text:span>: <text:span text:style-name="T2">Mañana</text:span></text:p>
      <text:p text:style-name="P6"><text:span text:style-name="T4">Comisión</text:span>: 23</text:p>
      <text:p text:style-name="P5"><text:span text:style-name="T3">Docente</text:span>: Francisco Diaz</text:p>
      <text:p text:style-name="P5"/>
      <text:p text:style-name="P5"><text:span text:style-name="T3">Grupo</text:span>: 3</text:p>
      <text:p text:style-name="P5"/>
      <text:p text:style-name="P7"><text:span text:style-name="T3">Alumnos</text:span>: </text:p>
      <text:list text:style-name="L1">
        <text:list-item>
          <text:p text:style-name="P13"><text:span text:style-name="T24">Juan Cruz Castillo: </text:span><text:span text:style-name="T27">44.563.021</text:span></text:p>
        </text:list-item>
        <text:list-item>
          <text:p text:style-name="P13"><text:span text:style-name="T24">Daniel Castillo: </text:span><text:span text:style-name="T28">44.966.825</text:span><text:span text:style-name="T24"> </text:span></text:p>
        </text:list-item>
        <text:list-item>
          <text:p text:style-name="P13"><text:span text:style-name="T24">Guido Castelli: </text:span><text:span text:style-name="T28">41.208.940</text:span></text:p>
        </text:list-item>
        <text:list-item>
          <text:p text:style-name="P13"><text:span text:style-name="T24">Walter Constatinid</text:span><text:span text:style-name="T26">i</text:span><text:span text:style-name="T24">s: </text:span><text:span text:style-name="T28">45.735.721</text:span></text:p>
        </text:list-item>
        <text:list-item>
          <text:p text:style-name="P13"><text:span text:style-name="T24">Martin Carbone: </text:span><text:span text:style-name="T28">44.710.600</text:span></text:p>
        </text:list-item>
        <text:list-item>
          <text:p text:style-name="P13"><text:span text:style-name="T24">Priscila Coria: </text:span><text:span text:style-name="T28">41.164.991</text:span></text:p>
        </text:list-item>
        <text:list-item>
          <text:p text:style-name="P16">Marcos Cardozo Diaz: 94.439.331</text:p>
        </text:list-item>
        <text:list-item>
          <text:p text:style-name="P13"><text:span text:style-name="T25">Santiago Dal Degan: </text:span><text:span text:style-name="T29">45.421.137</text:span></text:p>
        </text:list-item>
      </text:list>
      <text:p text:style-name="P5"/>
      <text:p text:style-name="P9">Indice algoritmos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"/>
      <text:p text:style-name="P8">Indice:</text:p>
      <text:p text:style-name="P3"/>
      <text:p text:style-name="P4">Fundamentos de algoritmos</text:p>
      <text:list text:style-name="L2">
        <text:list-item>
          <text:p text:style-name="P14"><text:span text:style-name="T6">¿</text:span><text:span text:style-name="T7">Qué es un algoritmo?</text:span></text:p>
        </text:list-item>
        <text:list-item>
          <text:p text:style-name="P14"><text:span text:style-name="T6">¿</text:span><text:span text:style-name="T7">Qué es un dato?</text:span></text:p>
        </text:list-item>
        <text:list-item>
          <text:p text:style-name="P14"><text:span text:style-name="T6">¿</text:span><text:span text:style-name="T7">Un algoritmo es un programa?</text:span></text:p>
        </text:list-item>
        <text:list-item>
          <text:p text:style-name="P14"><text:span text:style-name="T6">¿</text:span><text:span text:style-name="T7">Pseudocódigo?</text:span></text:p>
        </text:list-item>
        <text:list-item>
          <text:p text:style-name="P17">Prueba de escritorio</text:p>
        </text:list-item>
        <text:list-item>
          <text:p text:style-name="P14"><text:span text:style-name="T6">H</text:span><text:span text:style-name="T8">erramienta </text:span><text:span text:style-name="T22">PSeInt</text:span></text:p>
        </text:list-item>
        <text:list-item>
          <text:p text:style-name="P14"><text:span text:style-name="T6">M</text:span><text:span text:style-name="T8">ejorando nuestro código</text:span></text:p>
        </text:list-item>
        <text:list-item>
          <text:p text:style-name="P14"><text:span text:style-name="T6">B</text:span><text:span text:style-name="T8">uenas prácticas de programación</text:span></text:p>
        </text:list-item>
        <text:list-item>
          <text:p text:style-name="P14"><text:span text:style-name="T6">E</text:span><text:span text:style-name="T8">scenario de ejecución</text:span></text:p>
          <text:list>
            <text:list-item>
              <text:p text:style-name="P14"><text:span text:style-name="T6">P</text:span><text:span text:style-name="T8">ráctica</text:span></text:p>
            </text:list-item>
          </text:list>
        </text:list-item>
        <text:list-item>
          <text:p text:style-name="P18">Estructuras de decisión o bifurcación</text:p>
          <text:list>
            <text:list-item>
              <text:p text:style-name="P14"><text:span text:style-name="T6">P</text:span><text:span text:style-name="T8">ráctica</text:span></text:p>
            </text:list-item>
          </text:list>
        </text:list-item>
        <text:list-item>
          <text:p text:style-name="P15"><text:span text:style-name="T6">E</text:span><text:span text:style-name="T8">structura de iteración</text:span></text:p>
        </text:list-item>
        <text:list-item>
          <text:p text:style-name="P14"><text:span text:style-name="T6">E</text:span><text:span text:style-name="T8">structura para</text:span></text:p>
          <text:list>
            <text:list-item>
              <text:p text:style-name="P14"><text:span text:style-name="T6">P</text:span><text:span text:style-name="T8">ráctica</text:span></text:p>
            </text:list-item>
          </text:list>
        </text:list-item>
        <text:list-item>
          <text:p text:style-name="P14"><text:span text:style-name="T6">E</text:span><text:span text:style-name="T8">structura mientras</text:span></text:p>
        </text:list-item>
        <text:list-item>
          <text:p text:style-name="P14"><text:span text:style-name="T6">Mie</text:span><text:span text:style-name="T8">ntras predicado sea verdadero</text:span></text:p>
          <text:list>
            <text:list-item>
              <text:p text:style-name="P14"><text:span text:style-name="T6">P</text:span><text:span text:style-name="T8">ractica</text:span></text:p>
            </text:list-item>
          </text:list>
        </text:list-item>
        <text:list-item>
          <text:p text:style-name="P15"><text:span text:style-name="T6">E</text:span><text:span text:style-name="T8">nlaces de video</text:span></text:p>
        </text:list-item>
      </text:list>
      <text:p text:style-name="P19"/>
      <text:p text:style-name="P19"/>
      <text:p text:style-name="P11"><text:span text:style-name="T14">A lo largo</text:span><text:span text:style-name="T5"> del texto </text:span><text:span text:style-name="T14">se</text:span><text:span text:style-name="T5"> explican los </text:span><text:span text:style-name="T13">diferentes</text:span><text:span text:style-name="T5"> fundamentos de un algoritmo, definiéndolo al mismo, sus funciones y en que situaciones se utiliza </text:span><text:span text:style-name="T23">cada una</text:span><text:span text:style-name="T5">. </text:span><text:span text:style-name="T9">Esta explicación es acompañada de ejemplos y de diferentes ejercicios a realizar</text:span><text:span text:style-name="T10">. </text:span><text:span text:style-name="T11">Además <text:s/>se utilizan varias herramientas como la prueba de escritorio la cual se basa en ejecutar paso a paso un algoritmo y, ademas de esta, el programa PSeInt </text:span><text:span text:style-name="T12">que es un intérprete de pseudocódigo el cual utilizaremos por el resto del </text:span><text:span text:style-name="T15">curso intensivo</text:span><text:span text:style-name="T12">.</text:span></text:p>
      <text:p text:style-name="P20"/>
      <text:p text:style-name="P12"><text:span text:style-name="T23">En el mismo</text:span><text:span text:style-name="T5"> se ven las distintas estructuras de un </text:span><text:span text:style-name="T16">algoritmo </text:span><text:span text:style-name="T17">como la estructura de decisión o bifurcación </text:span><text:span text:style-name="T18">o la estructura “para”. </text:span><text:span text:style-name="T19">Estas son estructuras básicas de cualquier algoritmo o código de computadora. </text:span><text:span text:style-name="T20">Al final de </text:span><text:span text:style-name="T21">la guí</text:span><text:span text:style-name="T23">a</text:span><text:span text:style-name="T20"> se encuentra un indice de videos explicativos de todo el texto para orientar en paralelo a la clas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5:50:10.303676736</meta:creation-date>
    <dc:date>2023-02-21T17:36:03.518285263</dc:date>
    <meta:editing-duration>PT1H16S</meta:editing-duration>
    <meta:editing-cycles>51</meta:editing-cycles>
    <meta:generator>LibreOffice/7.4.5.1$Linux_X86_64 LibreOffice_project/40$Build-1</meta:generator>
    <meta:document-statistic meta:table-count="0" meta:image-count="0" meta:object-count="0" meta:page-count="2" meta:paragraph-count="40" meta:word-count="270" meta:character-count="1638" meta:non-whitespace-character-count="1432"/>
  </office:meta>
</office:document-meta>
</file>